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487702F3DE16330421.png" manifest:media-type="image/png"/>
  <manifest:file-entry manifest:full-path="Pictures/10000000000000C8000000C85DE8B6C262EC6073.png" manifest:media-type="image/png"/>
  <manifest:file-entry manifest:full-path="Pictures/1000020100000338000000146631CAFEEAB425B3.png" manifest:media-type="image/png"/>
  <manifest:file-entry manifest:full-path="Pictures/10000201000003980000005EE45794F59E2CEC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mprint MT Shadow" svg:font-family="'Imprint MT Shadow'" style:font-adornments="Norma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1.3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style:font-name="Bahnschrift" fo:font-size="6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282458" style:font-name="Bahnschrift" fo:font-size="60pt" style:font-size-asian="60pt" style:font-size-complex="60pt" style:font-relief="embossed"/>
    </style:style>
    <style:style style:name="T2" style:family="text">
      <style:text-properties style:font-name="Bahnschrift" fo:font-size="40pt" style:font-size-asian="40pt" style:font-size-complex="40pt"/>
    </style:style>
    <style:style style:name="T3" style:family="text">
      <style:text-properties style:font-name="Bahnschrift" fo:font-size="60pt" style:font-size-asian="18pt" style:font-size-complex="18pt"/>
    </style:style>
    <style:style style:name="T4" style:family="text">
      <style:text-properties style:font-name="Bahnschrift" fo:font-size="40pt" fo:font-style="italic" style:font-size-asian="40pt" style:font-style-asian="italic" style:font-size-complex="40pt" style:font-style-complex="italic"/>
    </style:style>
    <style:style style:name="T5" style:family="text">
      <style:text-properties style:font-name="Courier New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2.2cm" svg:height="11.6cm" svg:x="3cm" svg:y="3.3cm">
          <draw:text-box>
            <text:p text:style-name="P1"><text:span text:style-name="T1">SPPAS:</text:span></text:p>
            <text:p text:style-name="P1"><text:span text:style-name="T2">the automatic annotation and analysis of speech</text:span></text:p>
            <text:p text:style-name="P1"><text:span text:style-name="T3"/></text:p>
            <text:p text:style-name="P1"><text:span text:style-name="T4">Brigitte Bigi</text:span></text:p>
            <text:p text:style-name="P1"><text:span text:style-name="T4"/></text:p>
            <text:p text:style-name="P1"><text:span text:style-name="T5">brigitte.bigi@gmail.com</text:span></text:p>
          </draw:text-box>
        </draw:frame>
        <draw:frame draw:style-name="gr2" draw:text-style-name="P3" draw:layer="layout" svg:width="3cm" svg:height="3cm" svg:x="24cm" svg:y="11.8cm">
          <draw:image xlink:href="Pictures/10000000000000C8000000C85DE8B6C262EC6073.png" xlink:type="simple" xlink:show="embed" xlink:actuate="onLoad">
            <text:p/>
          </draw:image>
        </draw:frame>
        <draw:frame draw:style-name="gr2" draw:text-style-name="P3" draw:layer="layout" svg:width="5.664cm" svg:height="2.038cm" svg:x="0.8cm" svg:y="12.662cm">
          <draw:image xlink:href="Pictures/10000000000000C8000000487702F3DE16330421.png" xlink:type="simple" xlink:show="embed" xlink:actuate="onLoad">
            <text:p/>
          </draw:image>
        </draw:frame>
        <draw:frame draw:style-name="gr2" draw:text-style-name="P3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2" draw:text-style-name="P3" draw:layer="layout" svg:width="28cm" svg:height="2.864cm" svg:x="0cm" svg:y="0.025cm">
          <draw:image xlink:href="Pictures/10000201000003980000005EE45794F59E2CEC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Imprint MT Shadow" svg:font-family="'Imprint MT Shadow'" style:font-adornments="Norma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0:54:20.374000000</dc:date>
    <meta:editing-duration>PT31M2S</meta:editing-duration>
    <meta:editing-cycles>8</meta:editing-cycles>
    <meta:generator>LibreOffice/5.3.6.1$Windows_x86 LibreOffice_project/686f202eff87ef707079aeb7f485847613344eb7</meta:generator>
    <meta:document-statistic meta:object-count="5"/>
  </office:meta>
</office:document-meta>
</file>